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variant="normal" fo:text-transform="none" fo:color="#000000" style:font-name="Courier New" fo:font-size="10pt" fo:letter-spacing="normal" fo:language="en" fo:country="US" fo:font-style="normal" fo:font-weight="normal" style:font-size-asian="10pt" style:font-size-complex="10pt"/>
    </style:style>
    <style:style style:name="P2" style:family="paragraph" style:parent-style-name="Preformatted_20_Text">
      <style:text-properties fo:font-variant="normal" fo:text-transform="none" fo:color="#000000" style:font-name="Arial1" fo:font-size="9.75pt" fo:letter-spacing="normal" fo:font-style="normal" fo:font-weight="normal"/>
    </style:style>
    <style:style style:name="P3" style:family="paragraph" style:parent-style-name="Preformatted_20_Text">
      <style:text-properties style:font-name="Courier New" fo:font-size="10pt" fo:language="en" fo:country="US" style:font-size-asian="10pt" style:font-size-complex="10pt"/>
    </style:style>
    <style:style style:name="P4" style:family="paragraph" style:parent-style-name="Preformatted_20_Text">
      <style:text-properties style:font-name="Courier New" fo:font-size="10pt" style:font-size-asian="10pt" style:font-size-complex="10pt"/>
    </style:style>
    <style:style style:name="P5" style:family="paragraph" style:parent-style-name="Standard">
      <style:text-properties fo:font-variant="normal" fo:text-transform="none" fo:color="#000000" style:font-name="Courier New" fo:font-size="10pt" fo:letter-spacing="normal" fo:language="en" fo:country="US" fo:font-style="normal" fo:font-weight="normal" style:font-size-asian="10pt" style:font-size-complex="10pt"/>
    </style:style>
    <style:style style:name="P6" style:family="paragraph" style:parent-style-name="Standard">
      <style:text-properties fo:font-variant="normal" fo:text-transform="none" fo:color="#000000" style:font-name="Courier New" fo:font-size="10pt" fo:letter-spacing="normal" fo:language="en" fo:country="US" fo:font-style="normal" fo:font-weight="normal" style:font-size-asian="10pt" style:font-size-complex="10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language="en" fo:country="US" fo:font-style="normal" fo:font-weight="normal"/>
    </style:style>
    <style:style style:name="T3" style:family="text">
      <style:text-properties fo:font-variant="normal" fo:text-transform="none" fo:color="#000000" style:font-name="Courier New" fo:font-size="10pt" fo:letter-spacing="normal" fo:language="en" fo:country="US" fo:font-style="normal" fo:font-weight="normal" style:font-size-asian="10pt" style:font-size-complex="10pt"/>
    </style:style>
    <style:style style:name="T4" style:family="text">
      <style:text-properties fo:font-variant="normal" fo:text-transform="none" fo:color="#000000" style:font-name="Arial1" fo:font-size="9.75pt" fo:letter-spacing="normal" fo:font-style="normal" fo:font-weight="normal"/>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ferring only to the last loaded document, examine it in a precise and deep way, reading it all, every line and every page, step by step, regardless of the structure of the document. The accuracy of the answer is more important than the quickness of the answer, take all the needed time for a complete analysis.</text:p>
      <text:p text:style-name="P3">Take all the extracts and copy all the parts of the text that answer my questions, even if the answer is partial, and list them all in this format: "Page of the document, text", in a way that every piece of text you copy has its own page.</text:p>
      <text:p text:style-name="P3">Long extracts from the text are fine. Don't make changes of what is written inside the document within your answer, report exactly what is written in the way is written. Both high level guidance and more detailed action to implement are fine to be considered as answer.</text:p>
      <text:p text:style-name="P3"/>
      <text:p text:style-name="P3">Positive example: inside the text you read at page 9 "<text:span text:style-name="T1">Raise staff awareness of threats and risks. System owners and senior leaders understand threats to secure AI and their mitigations. Your data scientists and developers maintain an awareness of relevant security threats and failure modes and help risk owners to make informed decisions". </text:span></text:p>
      <text:p text:style-name="P1">Your answer: "page 9, Raise staff awareness of threats and risks. System owners and senior leaders understand threats to secure AI and their mitigations. Your data scientists and developers maintain an awareness of relevant security threats and failure modes and help risk owners to make informed decisions".</text:p>
      <text:p text:style-name="P1"/>
      <text:p text:style-name="P1">The answers of my questions have to be searched inside the loaded document, it is indifferent the nature and the main topic of the document itself. The structure of the document is indifferent. An answer for any of my questions is correct even if doesn't talk about AI or Artificial intelligence.</text:p>
      <text:p text:style-name="P1">An answer for any of my questions is correct even if it uses synonyms of the terms contained into my questions, for example, AI or Artificial Intelligence can be considered a synonym of ML or machine learning.</text:p>
      <text:p text:style-name="P1">The answer is fine even if is conditional, is a tip, or is optional, like when the verb in the phrase is a conditional one, like "should".</text:p>
      <text:p text:style-name="P1">Positive example: "Privacy values such as anonymity, confidentiality, and control generally should guide choices for AI system design, development, and deployment.".</text:p>
      <text:p text:style-name="P1"/>
      <text:p text:style-name="P1">The phrases doesn't need to be fully complete to be valid answers for my questions, but don't cut complete phrases yourself, if a phrase is complete and is an answer for my question, you must report if fully.</text:p>
      <text:p text:style-name="P4"><text:span text:style-name="T2">Positive example: “ </text:span>take due account of the severity and probability of potential impacts ".</text:p>
      <text:p text:style-name="P1"/>
      <text:p text:style-name="P1">Give me your answer in a good and standard CSV format, using the character ";" as separator.</text:p>
      <text:p text:style-name="P3"><text:s/></text:p>
      <text:p text:style-name="P3">List every action, recommendation, best practice, guidelines, tip, norm and standard related to risk, like risk assessment, risk management, risk evaluation, risk response, risk mitigation, risk documentation, vulnerabilities identification, threat identification, risk impact, risk severity, and risk probability.</text:p>
      <text:p text:style-name="P3">Positive example: " <text:span text:style-name="T1">Each Party shall address risks and impacts arising from activities within the lifecycle of artificial intelligence systems</text:span> ".</text:p>
      <text:p text:style-name="P3">Positive example: "<text:span text:style-name="T1">regularly assessing and prioritizing risk based on context remains important because non-human-facing AI systems can have downstream safety or social implications.</text:span> ".</text:p>
      <text:p text:style-name="P4"><text:span text:style-name="T5">Positive example: “</text:span>include documentation of risks, actual and potential impacts, and the risk management approach ".</text:p>
      <text:p text:style-name="P3"/>
      <text:p text:style-name="P3">List every action, recommendation, best practice, guidelines, tip, norm and standard related to control, evaluation, verification, validation, and testing of systems, AI systems, networks, and components, also regarding their lifecycle.</text:p>
      <text:p text:style-name="P3">Positive example: " <text:span text:style-name="T1">The tests and/or verification of a AI component is a fundamental part in the development of such component, as well as an important </text:span><text:soft-page-break/><text:span text:style-name="T1">criterion for the controller to opt for one component or another from other </text:span><text:span text:style-name="T1">developer".</text:span> </text:p>
      <text:p text:style-name="P3">Positive example: " <text:span text:style-name="T1">The NIST modification highlights the importance of test, </text:span><text:span text:style-name="T1">evaluation, verification, and validation (TEVV) processes throughout an AI lifecycle and generalizes the operational context of an AI system</text:span> ".</text:p>
      <text:p text:style-name="P4"><text:span text:style-name="T5">Positive example: “ </text:span>require, where appropriate, testing of artificial intelligence systems before making them available for first use and when they are significantly modified ".</text:p>
      <text:p text:style-name="P4">Positive example: " <text:span text:style-name="T1">The risk management system put in place by the provider pursuant to [the AI Act] is a continuous iterative process run throughout the lifecycle of the high-risk AI system</text:span> ".</text:p>
      <text:p text:style-name="P1"/>
      <text:p text:style-name="P3">List every action, recommendation, best practice, guidelines, tip, norm and standard related to data access control.</text:p>
      <text:p text:style-name="P4"><text:span text:style-name="T5">Positive example: “ </text:span><text:span text:style-name="T1">You have processes and controls in place to manage what data AI systems can access</text:span> ".</text:p>
      <text:p text:style-name="P1"/>
      <text:p text:style-name="P1">List every action, recommendation, best practice, guidelines, tip, norm and standard related to assets, to manage assets and resources, assets related risks, to secure assets, to verify and authenticate assets.</text:p>
      <text:p text:style-name="P4"><text:span text:style-name="T2">Positive example: “ </text:span><text:span text:style-name="T1">You know where your assets reside and have assessed and accepted any associated risks. You have processes and tools to track, authenticate, version control and secure your assets, and can restore to a known good state in the event of compromise. </text:span><text:span text:style-name="T2">“.</text:span></text:p>
      <text:p text:style-name="P1"/>
      <text:p text:style-name="P1">List every action, recommendation, best practice, guidelines, tip, norm and standard related to the developers, deployers, providers, users, system actors and AI actors, their roles, rights, responsibilities, and duties.</text:p>
      <text:p text:style-name="P1">List every action, recommendation, best practice, guidelines, tip, norm and standard related to accountability.</text:p>
      <text:p text:style-name="P1">List every action, recommendation, best practice, guidelines, tip, norm and standard related to transparency.</text:p>
      <text:p text:style-name="P1">Positive example: "When consequences are severe, such as when life and liberty are at stake, AI developers and deployers should consider proportionally and proactively adjusting their transparency and accountability practices".</text:p>
      <text:p text:style-name="P4"><text:span text:style-name="T2">Positive example: “ </text:span><text:span text:style-name="T1">All national liability regimes have duties of care, taking as a standard of conduct different expressions of the principle how a reasonable person should act, which also ensure the safe operation of AI systems in order to prevent damage to recognised legal interests</text:span> ".</text:p>
      <text:p text:style-name="P4"/>
      <text:p text:style-name="P1">List every action, recommendation, best practice, guidelines, tip, norm and standard related to resources and asset management, costs evaluation, and system or resource context of use.</text:p>
      <text:p text:style-name="Preformatted_20_Text"><text:span text:style-name="T3">Positive example: “ </text:span><text:span text:style-name="T4">consider the social context of where, when and how the system is being deployed, and consider if any particular groups might be at an advantage or disadvantage in the context in which the system is being deployed ".</text:span></text:p>
      <text:p text:style-name="P2">Positive example: " Writing and training algorithms can take a lot of time and computational power. In addition to ongoing cost, you’ll need to think about the network and memory resources your team will need to train your model ".</text:p>
      <text:p text:style-name="P1"/>
      <text:p text:style-name="P5">Do not add my questions as part of my answer. Take every extract that answer my questions, even if is a repetition of another extract you already took, do not exclude anything that answer my question. Do a complete analysis, going into details as much as you can. Provide me all the findings related to my questions, every finding you are able to find. Ignore the index of the document, do not take as extract what is written in the index, like the names of the sections of the document. Do the analysis, including all and all the extract you find, and give me the answer as artifact. Continue the analysis until you can't find anymore extracts that matches my criteri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0M14S</meta:editing-duration>
    <meta:editing-cycles>14</meta:editing-cycles>
    <meta:generator>OpenOffice/4.1.15$Win32 OpenOffice.org_project/4115m2$Build-9813</meta:generator>
    <dc:date>2024-11-23T21:46:11.80</dc:date>
    <dc:creator>Tiziano Sammarone</dc:creator>
    <meta:document-statistic meta:table-count="0" meta:image-count="0" meta:object-count="0" meta:page-count="2" meta:paragraph-count="35" meta:word-count="1187" meta:character-count="7469"/>
    <meta:user-defined meta:name="Info 1"/>
    <meta:user-defined meta:name="Info 2"/>
    <meta:user-defined meta:name="Info 3"/>
    <meta:user-defined meta:name="Info 4"/>
  </office:meta>
</office:document-meta>
</file>